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nicht verraucht</text:p>
          </table:table-cell>
          <table:table-cell office:value-type="string" calcext:value-type="string">
            <text:p>leicht verraucht</text:p>
          </table:table-cell>
          <table:table-cell office:value-type="string" calcext:value-type="string">
            <text:p>verraucht</text:p>
          </table:table-cell>
          <table:table-cell office:value-type="string" calcext:value-type="string">
            <text:p>verschmiert</text:p>
          </table:table-cell>
          <table:table-cell office:value-type="string" calcext:value-type="string">
            <text:p>anmerkung</text:p>
          </table:table-cell>
          <table:table-cell office:value-type="string" calcext:value-type="string">
            <text:p>nicht verwendet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3" office:value-type="float" office:value="4909" calcext:value-type="float">
            <text:p>490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4933" calcext:value-type="float">
            <text:p>493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135" calcext:value-type="float">
            <text:p>513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389" calcext:value-type="float">
            <text:p>538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828" calcext:value-type="float">
            <text:p>582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067" calcext:value-type="float">
            <text:p>606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163" calcext:value-type="float">
            <text:p>616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212" calcext:value-type="float">
            <text:p>621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6506" calcext:value-type="float">
            <text:p>650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683" calcext:value-type="float">
            <text:p>668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430" calcext:value-type="float">
            <text:p>743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110" calcext:value-type="float">
            <text:p>911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594" calcext:value-type="float">
            <text:p>1159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11635" calcext:value-type="float">
            <text:p>1163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3" office:value-type="float" office:value="12715" calcext:value-type="float">
            <text:p>1271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13179" calcext:value-type="float">
            <text:p>1317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13203" calcext:value-type="float">
            <text:p>1320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13281" calcext:value-type="float">
            <text:p>1328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660" calcext:value-type="float">
            <text:p>1366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3795" calcext:value-type="float">
            <text:p>1379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356" calcext:value-type="float">
            <text:p>1435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4989" calcext:value-type="float">
            <text:p>1498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111" calcext:value-type="float">
            <text:p>1511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5217" calcext:value-type="float">
            <text:p>1521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410" calcext:value-type="float">
            <text:p>1641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804" calcext:value-type="float">
            <text:p>1680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934" calcext:value-type="float">
            <text:p>1693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125" calcext:value-type="float">
            <text:p>1712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290" calcext:value-type="float">
            <text:p>1729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788" calcext:value-type="float">
            <text:p>1778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746" calcext:value-type="float">
            <text:p>1974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798" calcext:value-type="float">
            <text:p>1979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355" calcext:value-type="float">
            <text:p>2035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532" calcext:value-type="float">
            <text:p>2053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032" calcext:value-type="float">
            <text:p>2103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1245" calcext:value-type="float">
            <text:p>2124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742" calcext:value-type="float">
            <text:p>2174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1815" calcext:value-type="float">
            <text:p>2181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188" calcext:value-type="float">
            <text:p>2218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277" calcext:value-type="float">
            <text:p>2227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670" calcext:value-type="float">
            <text:p>2267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725" calcext:value-type="float">
            <text:p>2272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185" calcext:value-type="float">
            <text:p>2418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auerhaft dicker rauch</text:p>
          </table:table-cell>
          <table:table-cell/>
        </table:table-row>
        <table:table-row table:style-name="ro1">
          <table:table-cell office:value-type="float" office:value="24315" calcext:value-type="float">
            <text:p>2431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810" calcext:value-type="float">
            <text:p>2481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4889" calcext:value-type="float">
            <text:p>2488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923" calcext:value-type="float">
            <text:p>2492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4945" calcext:value-type="float">
            <text:p>2494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252" calcext:value-type="float">
            <text:p>2525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5451" calcext:value-type="float">
            <text:p>2545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567" calcext:value-type="float">
            <text:p>2556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5658" calcext:value-type="float">
            <text:p>2565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677" calcext:value-type="float">
            <text:p>2567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5704" calcext:value-type="float">
            <text:p>2570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449" calcext:value-type="float">
            <text:p>2744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7512" calcext:value-type="float">
            <text:p>2751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604" calcext:value-type="float">
            <text:p>2760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7764" calcext:value-type="float">
            <text:p>2776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912" calcext:value-type="float">
            <text:p>2791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8038" calcext:value-type="float">
            <text:p>2803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048" calcext:value-type="float">
            <text:p>2804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8083" calcext:value-type="float">
            <text:p>2808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247" calcext:value-type="float">
            <text:p>2824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8303" calcext:value-type="float">
            <text:p>2830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363" calcext:value-type="float">
            <text:p>2936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ausziehen</text:p>
          </table:table-cell>
          <table:table-cell/>
        </table:table-row>
        <table:table-row table:style-name="ro1">
          <table:table-cell office:value-type="float" office:value="29746" calcext:value-type="float">
            <text:p>29746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ausziehe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1525" calcext:value-type="float">
            <text:p>5152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4630" calcext:value-type="float">
            <text:p>5463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4730" calcext:value-type="float">
            <text:p>5473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5247" calcext:value-type="float">
            <text:p>5524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5264" calcext:value-type="float">
            <text:p>5526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5921" calcext:value-type="float">
            <text:p>5592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5949" calcext:value-type="float">
            <text:p>5594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6089" calcext:value-type="float">
            <text:p>5608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227" calcext:value-type="float">
            <text:p>5622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6260" calcext:value-type="float">
            <text:p>5626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273" calcext:value-type="float">
            <text:p>5627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6280" calcext:value-type="float">
            <text:p>5628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300" calcext:value-type="float">
            <text:p>5630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6680" calcext:value-type="float">
            <text:p>5668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698" calcext:value-type="float">
            <text:p>5669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730" calcext:value-type="float">
            <text:p>5673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768" calcext:value-type="float">
            <text:p>5676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826" calcext:value-type="float">
            <text:p>5682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834" calcext:value-type="float">
            <text:p>5683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845" calcext:value-type="float">
            <text:p>5684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867" calcext:value-type="float">
            <text:p>5686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986" calcext:value-type="float">
            <text:p>5698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7005" calcext:value-type="float">
            <text:p>5700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7029" calcext:value-type="float">
            <text:p>5702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7111" calcext:value-type="float">
            <text:p>5711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126" calcext:value-type="float">
            <text:p>5712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7137" calcext:value-type="float">
            <text:p>5713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183" calcext:value-type="float">
            <text:p>5718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7202" calcext:value-type="float">
            <text:p>5720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389" calcext:value-type="float">
            <text:p>5738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3:27:22.184201233</meta:creation-date>
    <dc:date>2022-11-25T17:20:22.616083043</dc:date>
    <meta:editing-duration>PT6H49M6S</meta:editing-duration>
    <meta:editing-cycles>83</meta:editing-cycles>
    <meta:generator>LibreOffice/7.3.6.2$Linux_X86_64 LibreOffice_project/30$Build-2</meta:generator>
    <meta:document-statistic meta:table-count="1" meta:cell-count="232" meta:object-count="0"/>
  </office:meta>
</office:document-meta>
</file>